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8b9" officeooo:paragraph-rsid="001e38b9" style:font-weight-asian="bold" style:font-weight-complex="bold"/>
    </style:style>
    <style:style style:name="P2" style:family="paragraph" style:parent-style-name="Standard">
      <style:text-properties fo:font-weight="bold" officeooo:rsid="001edce2" officeooo:paragraph-rsid="001edce2" style:font-weight-asian="bold" style:font-weight-complex="bold"/>
    </style:style>
    <style:style style:name="P3" style:family="paragraph" style:parent-style-name="Standard">
      <style:text-properties fo:font-weight="bold" officeooo:rsid="0020e04d" officeooo:paragraph-rsid="0020e04d" style:font-weight-asian="bold" style:font-weight-complex="bold"/>
    </style:style>
    <style:style style:name="P4" style:family="paragraph" style:parent-style-name="Standard">
      <style:text-properties fo:font-weight="bold" officeooo:rsid="0022cbbc" officeooo:paragraph-rsid="0022cbbc" style:font-weight-asian="bold" style:font-weight-complex="bold"/>
    </style:style>
    <style:style style:name="P5" style:family="paragraph" style:parent-style-name="Standard">
      <style:text-properties fo:font-weight="bold" officeooo:rsid="0026d5bd" officeooo:paragraph-rsid="0026d5bd" style:font-weight-asian="bold" style:font-weight-complex="bold"/>
    </style:style>
    <style:style style:name="P6" style:family="paragraph" style:parent-style-name="Standard">
      <style:text-properties fo:font-weight="bold" officeooo:rsid="00295ea3" officeooo:paragraph-rsid="00295ea3" style:font-weight-asian="bold" style:font-weight-complex="bold"/>
    </style:style>
    <style:style style:name="P7" style:family="paragraph" style:parent-style-name="Standard">
      <style:text-properties fo:font-weight="bold" officeooo:rsid="002a4552" officeooo:paragraph-rsid="002a4552" style:font-weight-asian="bold" style:font-weight-complex="bold"/>
    </style:style>
    <style:style style:name="P8" style:family="paragraph" style:parent-style-name="Standard" style:list-style-name="L1">
      <style:text-properties fo:font-weight="normal" officeooo:rsid="001e38b9" officeooo:paragraph-rsid="001e38b9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edce2" officeooo:paragraph-rsid="001edce2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f9aae" officeooo:paragraph-rsid="001f9aa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2141f1" officeooo:paragraph-rsid="002141f1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2160e3" officeooo:paragraph-rsid="002160e3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2075c" officeooo:paragraph-rsid="0022075c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24a3f" officeooo:paragraph-rsid="00224a3f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2cbbc" officeooo:paragraph-rsid="0022cbbc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230557" officeooo:paragraph-rsid="00230557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24e66c" officeooo:paragraph-rsid="0024e66c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25a6c7" officeooo:paragraph-rsid="0025a6c7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26d5bd" officeooo:paragraph-rsid="0026d5bd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26d5bd" officeooo:paragraph-rsid="0026d5bd" style:font-weight-asian="normal" style:font-weight-complex="normal"/>
    </style:style>
    <style:style style:name="P21" style:family="paragraph" style:parent-style-name="Standard" style:list-style-name="L7">
      <style:text-properties fo:font-weight="normal" officeooo:rsid="0027c86e" officeooo:paragraph-rsid="0027c86e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28e113" officeooo:paragraph-rsid="0028e113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295ea3" officeooo:paragraph-rsid="00295ea3" style:font-weight-asian="normal" style:font-weight-complex="normal"/>
    </style:style>
    <style:style style:name="P24" style:family="paragraph" style:parent-style-name="Standard" style:list-style-name="L9">
      <style:text-properties fo:font-weight="normal" officeooo:rsid="002a4552" officeooo:paragraph-rsid="002a4552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2a4552" officeooo:paragraph-rsid="002a4552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5a6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the VM</text:p>
      <text:list xml:id="list8217316021104460097" text:style-name="L1">
        <text:list-item>
          <text:p text:style-name="P8">install ubuntu</text:p>
        </text:list-item>
        <text:list-item>
          <text:p text:style-name="P8">install 3<text:span text:style-name="T1">rd</text:span> party software</text:p>
        </text:list-item>
        <text:list-item>
          <text:p text:style-name="P8">erase disk</text:p>
        </text:list-item>
        <text:list-item>
          <text:p text:style-name="P8">Select region (New York)</text:p>
        </text:list-item>
        <text:list-item>
          <text:p text:style-name="P8">sudo apt-get install git</text:p>
        </text:list-item>
        <text:list-item>
          <text:p text:style-name="P8">sudo apt-get install php</text:p>
        </text:list-item>
        <text:list-item>
          <text:p text:style-name="P8">sudo apt-get install rabbitmq-server</text:p>
        </text:list-item>
        <text:list-item>
          <text:p text:style-name="P8">sudo apt-get install mysql-server</text:p>
        </text:list-item>
        <text:list-item>
          <text:p text:style-name="P8">sudo apt-get install apache2</text:p>
        </text:list-item>
        <text:list-item>
          <text:p text:style-name="P8">sudo apt-get install aptitude</text:p>
        </text:list-item>
        <text:list-item>
          <text:p text:style-name="P8">sudo aptitude</text:p>
        </text:list-item>
        <text:list-item>
          <text:p text:style-name="P8">search </text:p>
          <text:list>
            <text:list-item>
              <text:list>
                <text:list-item>
                  <text:p text:style-name="P8">php-mysql</text:p>
                </text:list-item>
                <text:list-item>
                  <text:p text:style-name="P8">php-amqp</text:p>
                </text:list-item>
              </text:list>
            </text:list-item>
          </text:list>
        </text:list-item>
        <text:list-item>
          <text:p text:style-name="P8">sudo rabbitmq-plugins enable rabbitmq-management</text:p>
        </text:list-item>
      </text:list>
      <text:p text:style-name="P2">Configuring the VM</text:p>
      <text:list xml:id="list3852167664811723068" text:style-name="L3">
        <text:list-item>
          <text:p text:style-name="P9">mkdir git</text:p>
        </text:list-item>
        <text:list-item>
          <text:p text:style-name="P9">cd git</text:p>
        </text:list-item>
        <text:list-item>
          <text:p text:style-name="P9">git clone <text:a xlink:type="simple" xlink:href="https://github.com/engineerOfLies/rabbitmqphp_example" text:style-name="Internet_20_link" text:visited-style-name="Visited_20_Internet_20_Link">https://github.com/engineerOfLies/rabbitmqphp_example</text:a></text:p>
        </text:list-item>
        <text:list-item>
          <text:p text:style-name="P9">cd rabbitmq</text:p>
        </text:list-item>
        <text:list-item>
          <text:p text:style-name="P9">mkdir it490f17</text:p>
        </text:list-item>
        <text:list-item>
          <text:p text:style-name="P9">git init</text:p>
        </text:list-item>
        <text:list-item>
          <text:p text:style-name="P9">ls -la</text:p>
        </text:list-item>
        <text:list-item>
          <text:p text:style-name="P9">cp ../rabbitmq</text:p>
          <text:list>
            <text:list-item>
              <text:p text:style-name="P9">local.ini</text:p>
            </text:list-item>
            <text:list-item>
              <text:p text:style-name="P9">host.ini</text:p>
            </text:list-item>
            <text:list-item>
              <text:p text:style-name="P9">path.ini</text:p>
            </text:list-item>
            <text:list-item>
              <text:p text:style-name="P9">testRabbitMQ.ini</text:p>
            </text:list-item>
            <text:list-item>
              <text:p text:style-name="P9">testRabbitMQServer.conf</text:p>
            </text:list-item>
            <text:list-item>
              <text:p text:style-name="P9">testRabbitMQ</text:p>
            </text:list-item>
          </text:list>
        </text:list-item>
        <text:list-item>
          <text:p text:style-name="P10">sudo apt-get install gitk</text:p>
        </text:list-item>
      </text:list>
      <text:p text:style-name="P3">Setting up RabbitMQ</text:p>
      <text:list xml:id="list3430204716887380060" text:style-name="L5">
        <text:list-item>
          <text:p text:style-name="P11">RabbitMQ login</text:p>
          <text:list>
            <text:list-item>
              <text:p text:style-name="P11">guest</text:p>
            </text:list-item>
            <text:list-item>
              <text:p text:style-name="P11">guest</text:p>
            </text:list-item>
          </text:list>
        </text:list-item>
        <text:list-item>
          <text:p text:style-name="P11">Click on admin tab</text:p>
        </text:list-item>
        <text:list-item>
          <text:p text:style-name="P11">click add a user</text:p>
        </text:list-item>
        <text:list-item>
          <text:p text:style-name="P11">add information</text:p>
          <text:list>
            <text:list-item>
              <text:p text:style-name="P11">test</text:p>
            </text:list-item>
            <text:list-item>
              <text:p text:style-name="P11">test</text:p>
            </text:list-item>
          </text:list>
        </text:list-item>
        <text:list-item>
          <text:p text:style-name="P11">add user</text:p>
        </text:list-item>
        <text:list-item>
          <text:p text:style-name="P12">Virtual host: testHost</text:p>
        </text:list-item>
        <text:list-item>
          <text:p text:style-name="P12">Click virtual host tab</text:p>
        </text:list-item>
        <text:list-item>
          <text:p text:style-name="P12">set permission for test</text:p>
        </text:list-item>
        <text:list-item>
          <text:p text:style-name="P12"><text:soft-page-break/>Go to queue tab</text:p>
        </text:list-item>
        <text:list-item>
          <text:p text:style-name="P12">Create a new queue with virtual host set to testHost</text:p>
        </text:list-item>
        <text:list-item>
          <text:p text:style-name="P12">name it testQueue</text:p>
        </text:list-item>
        <text:list-item>
          <text:p text:style-name="P13">Go to exchange tab</text:p>
        </text:list-item>
        <text:list-item>
          <text:p text:style-name="P14">set virtualhost to testHost</text:p>
        </text:list-item>
        <text:list-item>
          <text:p text:style-name="P14">name it testExchange</text:p>
        </text:list-item>
        <text:list-item>
          <text:p text:style-name="P14">set the durability</text:p>
        </text:list-item>
        <text:list-item>
          <text:p text:style-name="P14">add the exchange</text:p>
        </text:list-item>
      </text:list>
      <text:p text:style-name="P4">Frontend</text:p>
      <text:list xml:id="list2961044566755219563" text:style-name="L6">
        <text:list-item>
          <text:p text:style-name="P15">User session login, logout, page redirects</text:p>
        </text:list-item>
        <text:list-item>
          <text:p text:style-name="P16">Create user stock portfolio</text:p>
        </text:list-item>
        <text:list-item>
          <text:p text:style-name="P17">make buy, sell, search functions usable</text:p>
        </text:list-item>
        <text:list-item>
          <text:p text:style-name="P17">Having account balance update </text:p>
        </text:list-item>
        <text:list-item>
          <text:p text:style-name="P17">Create table to show all information about stocks <text:span text:style-name="T3">and having a drop down to show available stocks</text:span></text:p>
        </text:list-item>
        <text:list-item>
          <text:p text:style-name="P17">Creating a graph to show information on the searched stocks</text:p>
        </text:list-item>
        <text:list-item>
          <text:p text:style-name="P17">Having a banner that can navigate to different pages</text:p>
        </text:list-item>
        <text:list-item>
          <text:p text:style-name="P18">Create exchanges to rabbitMQ for messaging communication</text:p>
        </text:list-item>
        <text:list-item>
          <text:p text:style-name="P18">Set up distributed logging</text:p>
        </text:list-item>
        <text:list-item>
          <text:p text:style-name="P18">Having a payment system set</text:p>
        </text:list-item>
        <text:list-item>
          <text:p text:style-name="P20">Create user register functionality on the login page</text:p>
        </text:list-item>
      </text:list>
      <text:p text:style-name="P5">Backend</text:p>
      <text:list xml:id="list9011435534604745883" text:style-name="L7">
        <text:list-item>
          <text:p text:style-name="P19">Pull data from 3<text:span text:style-name="T1">rd</text:span> party API</text:p>
        </text:list-item>
        <text:list-item>
          <text:p text:style-name="P21">Ability to register and log users</text:p>
        </text:list-item>
        <text:list-item>
          <text:p text:style-name="P21">Create the functionality to buy and sell to update information in the frontend</text:p>
        </text:list-item>
        <text:list-item>
          <text:p text:style-name="P21">Create database for all the stocks users buys or sells</text:p>
        </text:list-item>
        <text:list-item>
          <text:p text:style-name="P22">Making scripts to show total prices and quantity of the stocks bought</text:p>
        </text:list-item>
        <text:list-item>
          <text:p text:style-name="P23">Hash passwords</text:p>
        </text:list-item>
      </text:list>
      <text:p text:style-name="P7">Databases</text:p>
      <text:list xml:id="list3412877159090758358" text:style-name="L9">
        <text:list-item>
          <text:p text:style-name="P24">Frontend and backend should have packages</text:p>
        </text:list-item>
        <text:list-item>
          <text:p text:style-name="P24">categorize and keep version numbers</text:p>
        </text:list-item>
        <text:list-item>
          <text:p text:style-name="P24">Create system that keeps version numbers of FE,BE,DMZ</text:p>
        </text:list-item>
      </text:list>
      <text:p text:style-name="P6">Deployment</text:p>
      <text:list xml:id="list757313697332669844" text:style-name="L8">
        <text:list-item>
          <text:p text:style-name="P25">Create table schema for deployement</text:p>
        </text:list-item>
        <text:list-item>
          <text:p text:style-name="P25">Package, install, rollback</text:p>
        </text:list-item>
        <text:list-item>
          <text:p text:style-name="P25">Database failover, hashing, backup</text:p>
        </text:list-item>
        <text:list-item>
          <text:p text:style-name="P25">Production server failover</text:p>
        </text:list-item>
        <text:list-item>
          <text:p text:style-name="P25">distributed logging</text:p>
        </text:list-item>
        <text:list-item>
          <text:p text:style-name="P25">Having a backup for communication layer</text:p>
        </text:list-item>
        <text:list-item>
          <text:p text:style-name="P25">Creating clones of VM</text:p>
        </text:list-item>
        <text:list-item>
          <text:p text:style-name="P25">Deploy new “conf.ini”</text:p>
        </text:list-item>
        <text:list-item>
          <text:p text:style-name="P25">Deploy install “cluster”,”machine”, “package” versions</text:p>
        </text:list-item>
        <text:list-item>
          <text:p text:style-name="P25">Deploy install “cluster”, “machine”, “package”</text:p>
        </text:list-item>
        <text:list-item>
          <text:p text:style-name="P25">Deploy depricat package nu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31:07.652026235</meta:creation-date>
    <dc:date>2017-12-10T16:33:18.778820488</dc:date>
    <meta:editing-duration>PT9M3S</meta:editing-duration>
    <meta:editing-cycles>1</meta:editing-cycles>
    <meta:document-statistic meta:table-count="0" meta:image-count="0" meta:object-count="0" meta:page-count="2" meta:paragraph-count="88" meta:word-count="421" meta:character-count="2334" meta:non-whitespace-character-count="2080"/>
    <meta:generator>LibreOffice/5.1.6.2$Linux_X86_64 LibreOffice_project/10m0$Build-2</meta:generator>
  </office:meta>
</office:document-meta>
</file>